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B659A9EB67C9D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02cm" svg:stroke-color="#ef413d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9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3.888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ed1c24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bitmap" draw:fill-image-name="_35__20_Percent" draw:textarea-horizontal-align="justify" draw:textarea-vertical-align="middle" draw:auto-grow-height="false" fo:min-height="0.681cm" fo:min-width="1.122cm"/>
    </style:style>
    <style:style style:name="gr15" style:family="graphic" style:parent-style-name="objectwithoutfill">
      <style:graphic-properties draw:stroke="dash" draw:stroke-dash="Fine_20_Dashed" svg:stroke-width="0.051cm" svg:stroke-color="#ef413d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d1c24" draw:textarea-horizontal-align="justify" draw:textarea-vertical-align="middle" draw:auto-grow-height="false" fo:min-height="0.018cm" fo:min-width="0cm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2.186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5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4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755cm"/>
    </style:style>
    <style:style style:name="gr2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27" style:family="graphic" style:parent-style-name="objectwithoutfill">
      <style:graphic-properties draw:stroke="dash" draw:stroke-dash="Fine_20_Dash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9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0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</style:style>
    <style:style style:name="gr34" style:family="graphic" style:parent-style-name="standard">
      <style:graphic-properties draw:fill="solid" draw:fill-color="#00a65d" draw:textarea-horizontal-align="justify" draw:textarea-vertical-align="middle" draw:auto-grow-height="false" fo:min-height="0.648cm" fo:min-width="0.37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38" style:family="graphic" style:parent-style-name="standard">
      <style:graphic-properties draw:fill="solid" draw:fill-color="#00a65d" draw:textarea-horizontal-align="justify" draw:textarea-vertical-align="middle" draw:auto-grow-height="false" fo:min-height="0.47cm" fo:min-width="0.22cm"/>
    </style:style>
    <style:style style:name="gr39" style:family="graphic" style:parent-style-name="standard">
      <style:graphic-properties draw:fill="solid" draw:fill-color="#00a65d" draw:textarea-horizontal-align="justify" draw:textarea-vertical-align="middle" draw:auto-grow-height="false" fo:min-height="0.29cm" fo:min-width="0.04cm"/>
    </style:style>
    <style:style style:name="gr40" style:family="graphic" style:parent-style-name="standard">
      <style:graphic-properties draw:fill="solid" draw:fill-color="#ed1c24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648cm" fo:min-width="0.372cm"/>
    </style:style>
    <style:style style:name="gr42" style:family="graphic" style:parent-style-name="objectwithoutfill">
      <style:graphic-properties draw:stroke="dash" draw:stroke-dash="Fine_20_Dashed"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2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3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58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ed1c24"/>
      <style:paragraph-properties fo:text-align="center"/>
    </style:style>
    <style:style style:name="P7" style:family="paragraph">
      <loext:graphic-properties draw:fill="bitmap" draw:fill-image-name="_35__20_Percent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loext:graphic-properties draw:fill="solid" draw:fill-color="#00a65d"/>
      <style:paragraph-properties fo:text-align="center"/>
      <style:text-properties fo:font-weight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0.508cm" svg:height="0.508cm" svg:x="5.6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3.3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42cm" svg:y1="6.35cm" svg:x2="3.556cm" svg:y2="11.684cm">
          <text:p/>
        </draw:line>
        <draw:line draw:style-name="gr4" draw:text-style-name="P3" draw:layer="layout" svg:x1="6.096cm" svg:y1="5.842cm" svg:x2="6.604cm" svg:y2="4.826cm">
          <text:p/>
        </draw:line>
        <draw:line draw:style-name="gr5" draw:text-style-name="P3" draw:layer="layout" svg:x1="4.318cm" svg:y1="9.852cm" svg:x2="6.096cm" svg:y2="12.7cm">
          <text:p/>
        </draw:line>
        <draw:frame draw:style-name="gr6" draw:text-style-name="P4" draw:layer="layout" svg:width="2.178cm" svg:height="0.763cm" svg:x="5.08cm" svg:y="12.7cm">
          <draw:text-box>
            <text:p><text:span text:style-name="T1">new key</text:span></text:p>
          </draw:text-box>
        </draw:frame>
        <draw:line draw:style-name="gr7" draw:text-style-name="P3" draw:layer="layout" svg:x1="12.7cm" svg:y1="8.565cm" svg:x2="11.684cm" svg:y2="9.073cm">
          <text:p/>
        </draw:line>
        <draw:frame draw:style-name="gr8" draw:text-style-name="P4" draw:layer="layout" svg:width="3.499cm" svg:height="1.275cm" svg:x="12.552cm" svg:y="7.874cm">
          <draw:text-box>
            <text:p><text:span text:style-name="T1">insert splitting </text:span></text:p>
            <text:p><text:span text:style-name="T1">point if needed</text:span></text:p>
          </draw:text-box>
        </draw:frame>
        <draw:frame draw:style-name="gr9" draw:text-style-name="P4" draw:layer="layout" svg:width="4.359cm" svg:height="2.811cm" svg:x="20.32cm" svg:y="9.652cm">
          <draw:text-box>
            <text:p><text:span text:style-name="T1">insert key (solid red line) as new child of splitting point (recursive)</text:span></text:p>
          </draw:text-box>
        </draw:frame>
        <draw:frame draw:style-name="gr10" draw:text-style-name="P4" draw:layer="layout" svg:width="4.388cm" svg:height="2.299cm" svg:x="6.858cm" svg:y="5.334cm">
          <draw:text-box>
            <text:p><text:span text:style-name="T1">Blue: real nodes</text:span></text:p>
            <text:p><text:span text:style-name="T1">Hollow: contracted </text:span></text:p>
            <text:p><text:span text:style-name="T1">nodes due to</text:span></text:p>
            <text:p><text:span text:style-name="T1">path-compression </text:span></text:p>
          </draw:text-box>
        </draw:frame>
        <draw:custom-shape draw:style-name="gr11" draw:text-style-name="P5" draw:layer="layout" svg:width="0.254cm" svg:height="0.254cm" svg:x="5.134cm" svg:y="7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4.526cm" svg:y="9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3.9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546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0.16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cm" svg:y1="6.351cm" svg:x2="10.414cm" svg:y2="11.685cm">
          <text:p/>
        </draw:line>
        <draw:custom-shape draw:style-name="gr11" draw:text-style-name="P5" draw:layer="layout" svg:width="0.254cm" svg:height="0.254cm" svg:x="11.992cm" svg:y="7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1.384cm" svg:y="9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0.822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93cm" svg:y1="9.827cm" svg:x2="12.971cm" svg:y2="12.675cm">
          <text:p/>
        </draw:line>
        <draw:frame draw:style-name="gr6" draw:text-style-name="P4" draw:layer="layout" svg:width="2.178cm" svg:height="0.763cm" svg:x="11.955cm" svg:y="12.675cm">
          <draw:text-box>
            <text:p><text:span text:style-name="T1">new key</text:span></text:p>
          </draw:text-box>
        </draw:frame>
        <draw:line draw:style-name="gr13" draw:text-style-name="P3" draw:layer="layout" svg:x1="11.43cm" svg:y1="9.336cm" svg:x2="10.968cm" svg:y2="10.414cm">
          <text:p/>
        </draw:line>
        <draw:custom-shape draw:style-name="gr2" draw:text-style-name="P2" draw:layer="layout" svg:width="0.508cm" svg:height="0.508cm" svg:x="19.34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9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244cm" svg:height="2.792cm" svg:x="15.552cm" svg:y="12.1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9.5cm" svg:y1="6.352cm" svg:x2="17.214cm" svg:y2="11.686cm">
          <text:p/>
        </draw:line>
        <draw:custom-shape draw:style-name="gr11" draw:text-style-name="P5" draw:layer="layout" svg:width="0.254cm" svg:height="0.254cm" svg:x="18.792cm" svg:y="7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8.184cm" svg:y="9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7.622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373cm" svg:y1="10.416cm" svg:x2="19.771cm" svg:y2="12.676cm">
          <text:p/>
        </draw:line>
        <draw:line draw:style-name="gr16" draw:text-style-name="P3" draw:layer="layout" svg:x1="18.23cm" svg:y1="9.337cm" svg:x2="17.768cm" svg:y2="10.415cm">
          <text:p/>
        </draw:line>
        <draw:custom-shape draw:style-name="gr11" draw:text-style-name="P5" draw:layer="layout" svg:width="0.254cm" svg:height="0.254cm" svg:x="18.373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9.074cm" svg:y="11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78cm" svg:height="0.378cm" svg:x="19.68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8.23cm" svg:y1="9.338cm" svg:x2="17.993cm" svg:y2="9.906cm">
          <text:p/>
        </draw:line>
        <draw:line draw:style-name="gr13" draw:text-style-name="P3" draw:layer="layout" svg:x1="17.993cm" svg:y1="9.828cm" svg:x2="18.373cm" svg:y2="10.414cm">
          <text:p/>
        </draw:line>
        <draw:custom-shape draw:style-name="gr18" draw:text-style-name="P3" draw:layer="layout" svg:width="2.736cm" svg:height="2.54cm" svg:x="16.764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42cm" svg:y1="8.282cm" svg:x2="19.658cm" svg:y2="8.79cm">
          <text:p/>
        </draw:line>
        <draw:frame draw:style-name="gr19" draw:text-style-name="P4" draw:layer="layout" svg:width="6.065cm" svg:height="2.299cm" svg:x="20.32cm" svg:y="6.845cm">
          <draw:text-box>
            <text:p><text:span text:style-name="T1">the children of </text:span></text:p>
            <text:p><text:span text:style-name="T1">a node is managed </text:span></text:p>
            <text:p><text:span text:style-name="T1">recursively by the</text:span></text:p>
            <text:p><text:span text:style-name="T1">same DS</text:span></text:p>
          </draw:text-box>
        </draw:frame>
        <draw:line draw:style-name="gr7" draw:text-style-name="P3" draw:layer="layout" svg:x1="20.32cm" svg:y1="10.16cm" svg:x2="18.373cm" svg:y2="10.16cm">
          <text:p/>
        </draw:line>
        <draw:frame draw:style-name="gr20" draw:text-style-name="P4" draw:layer="layout" svg:width="3.956cm" svg:height="1.275cm" svg:x="19.304cm" svg:y="12.971cm">
          <draw:text-box>
            <text:p><text:span text:style-name="T1">insert new key</text:span></text:p>
            <text:p><text:span text:style-name="T1">as new leaf node</text:span></text:p>
          </draw:text-box>
        </draw:frame>
        <draw:custom-shape draw:style-name="gr14" draw:text-style-name="P7" draw:layer="layout" svg:width="3.244cm" svg:height="2.792cm" svg:x="8.7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244cm" svg:height="2.792cm" svg:x="1.8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6.096cm" svg:y1="9.852cm" svg:x2="4.572cm" svg:y2="9.852cm">
          <text:p/>
        </draw:line>
        <draw:frame draw:style-name="gr21" draw:text-style-name="P4" draw:layer="layout" svg:width="2.255cm" svg:height="1.787cm" svg:x="6.127cm" svg:y="8.89cm">
          <draw:text-box>
            <text:p><text:span text:style-name="T1">longest </text:span></text:p>
            <text:p><text:span text:style-name="T1">common</text:span></text:p>
            <text:p><text:span text:style-name="T1">prefix</text:span></text:p>
          </draw:text-box>
        </draw:frame>
        <draw:line draw:style-name="gr4" draw:text-style-name="P3" draw:layer="layout" svg:x1="12.896cm" svg:y1="5.842cm" svg:x2="13.404cm" svg:y2="4.826cm">
          <text:p/>
        </draw:line>
        <draw:line draw:style-name="gr4" draw:text-style-name="P3" draw:layer="layout" svg:x1="19.696cm" svg:y1="5.842cm" svg:x2="20.204cm" svg:y2="4.826cm">
          <text:p/>
        </draw:line>
        <draw:line draw:style-name="gr4" draw:text-style-name="P3" draw:layer="layout" svg:x1="6.096cm" svg:y1="6.35cm" svg:x2="6.604cm" svg:y2="7.366cm">
          <text:p/>
        </draw:line>
        <draw:line draw:style-name="gr4" draw:text-style-name="P3" draw:layer="layout" svg:x1="12.896cm" svg:y1="6.35cm" svg:x2="13.404cm" svg:y2="7.366cm">
          <text:p/>
        </draw:line>
        <draw:line draw:style-name="gr4" draw:text-style-name="P3" draw:layer="layout" svg:x1="19.696cm" svg:y1="6.35cm" svg:x2="20.204cm" svg:y2="7.36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4.57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35cm" svg:y1="9.498cm" svg:x2="8.89cm" svg:y2="9.498cm">
          <text:p/>
        </draw:line>
        <draw:custom-shape draw:style-name="gr24" draw:text-style-name="P5" draw:layer="layout" svg:width="0.508cm" svg:height="0.508cm" svg:x="8.89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9.411cm" svg:y1="9.499cm" svg:x2="12.966cm" svg:y2="9.499cm">
          <text:p/>
        </draw:line>
        <draw:custom-shape draw:style-name="gr24" draw:text-style-name="P5" draw:layer="layout" svg:width="0.508cm" svg:height="0.508cm" svg:x="12.9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3.511cm" svg:y1="9.499cm" svg:x2="17.066cm" svg:y2="9.499cm">
          <text:p/>
        </draw:line>
        <draw:custom-shape draw:style-name="gr24" draw:text-style-name="P5" draw:layer="layout" svg:width="0.508cm" svg:height="0.508cm" svg:x="17.0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537cm" svg:y1="9.498cm" svg:x2="21.092cm" svg:y2="9.498cm">
          <text:p/>
        </draw:line>
        <draw:custom-shape draw:style-name="gr22" draw:text-style-name="P2" draw:layer="layout" svg:width="0.762cm" svg:height="0.762cm" draw:transform="skewX (-0.00139626340159546) translate (21.045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4.064cm" svg:y="9.906cm">
          <draw:text-box>
            <text:p><text:span text:style-name="T1">parent</text:span></text:p>
          </draw:text-box>
        </draw:frame>
        <draw:frame draw:style-name="gr26" draw:text-style-name="P4" draw:layer="layout" svg:width="1.442cm" svg:height="0.763cm" svg:x="20.72cm" svg:y="9.906cm">
          <draw:text-box>
            <text:p><text:span text:style-name="T1">child</text:span></text:p>
          </draw:text-box>
        </draw:frame>
        <draw:line draw:style-name="gr27" draw:text-style-name="P3" draw:layer="layout" svg:x1="1.036cm" svg:y1="9.498cm" svg:x2="4.591cm" svg:y2="9.498cm">
          <text:p/>
        </draw:line>
        <draw:line draw:style-name="gr3" draw:text-style-name="P3" draw:layer="layout" svg:x1="4.926cm" svg:y1="9.144cm" svg:x2="4.926cm" svg:y2="6.858cm">
          <text:p/>
        </draw:line>
        <draw:line draw:style-name="gr3" draw:text-style-name="P3" draw:layer="layout" svg:x1="9.126cm" svg:y1="9.244cm" svg:x2="9.126cm" svg:y2="6.958cm">
          <text:p/>
        </draw:line>
        <draw:line draw:style-name="gr7" draw:text-style-name="P3" draw:layer="layout" svg:x1="5.688cm" svg:y1="8.128cm" svg:x2="4.926cm" svg:y2="8.128cm">
          <text:p/>
        </draw:line>
        <draw:frame draw:style-name="gr28" draw:text-style-name="P4" draw:layer="layout" svg:width="2.712cm" svg:height="0.763cm" svg:x="5.77cm" svg:y="7.773cm">
          <draw:text-box>
            <text:p><text:span text:style-name="T1">Child (8bit)</text:span></text:p>
          </draw:text-box>
        </draw:frame>
        <draw:line draw:style-name="gr7" draw:text-style-name="P3" draw:layer="layout" svg:x1="8.427cm" svg:y1="8.128cm" svg:x2="9.189cm" svg:y2="8.128cm">
          <text:p/>
        </draw:line>
        <draw:line draw:style-name="gr3" draw:text-style-name="P3" draw:layer="layout" svg:x1="21.426cm" svg:y1="9.144cm" svg:x2="21.426cm" svg:y2="6.858cm">
          <text:p/>
        </draw:line>
        <draw:line draw:style-name="gr7" draw:text-style-name="P3" draw:layer="layout" svg:x1="10.668cm" svg:y1="8.128cm" svg:x2="9.127cm" svg:y2="8.128cm">
          <text:p/>
        </draw:line>
        <draw:line draw:style-name="gr7" draw:text-style-name="P3" draw:layer="layout" svg:x1="19.776cm" svg:y1="8.128cm" svg:x2="21.389cm" svg:y2="8.128cm">
          <text:p/>
        </draw:line>
        <draw:frame draw:style-name="gr29" draw:text-style-name="P8" draw:layer="layout" svg:width="0.502cm" svg:height="1.187cm" svg:x="12.7cm" svg:y="7.62cm">
          <draw:text-box>
            <text:p/>
          </draw:text-box>
        </draw:frame>
        <draw:frame draw:style-name="gr30" draw:text-style-name="P4" draw:layer="layout" svg:width="5.404cm" svg:height="0.763cm" svg:x="12.57cm" svg:y="7.774cm">
          <draw:text-box>
            <text:p><text:span text:style-name="T1">Path-compressed String</text:span></text:p>
          </draw:text-box>
        </draw:frame>
        <draw:line draw:style-name="gr27" draw:text-style-name="P3" draw:layer="layout" svg:x1="21.837cm" svg:y1="9.498cm" svg:x2="25.392cm" svg:y2="9.498cm">
          <text:p/>
        </draw:line>
        <draw:custom-shape draw:style-name="gr22" draw:text-style-name="P2" draw:layer="layout" svg:width="0.762cm" svg:height="0.762cm" draw:transform="skewX (-0.00139626340159546) translate (25.246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2.509cm" svg:height="1.275cm" svg:x="24.415cm" svg:y="9.907cm">
          <draw:text-box>
            <text:p><text:span text:style-name="T1"><text:s/></text:span><text:span text:style-name="T1">min key</text:span></text:p>
            <text:p><text:span text:style-name="T1">in subtree</text:span></text:p>
          </draw:text-box>
        </draw:frame>
        <draw:line draw:style-name="gr7" draw:text-style-name="P3" draw:layer="layout" svg:x1="9.144cm" svg:y1="10.668cm" svg:x2="9.144cm" svg:y2="9.752cm">
          <text:p/>
        </draw:line>
        <draw:frame draw:style-name="gr32" draw:text-style-name="P4" draw:layer="layout" svg:width="2.356cm" svg:height="0.763cm" svg:x="7.958cm" svg:y="10.521cm">
          <draw:text-box>
            <text:p><text:span text:style-name="T1">indexLen</text:span></text:p>
          </draw:text-box>
        </draw:frame>
        <draw:line draw:style-name="gr7" draw:text-style-name="P3" draw:layer="layout" svg:x1="19.558cm" svg:y1="10.414cm" svg:x2="21.045cm" svg:y2="9.906cm">
          <text:p/>
        </draw:line>
        <draw:frame draw:style-name="gr33" draw:text-style-name="P4" draw:layer="layout" svg:width="1.747cm" svg:height="0.763cm" svg:x="18.573cm" svg:y="10.414cm">
          <draw:text-box>
            <text:p><text:span text:style-name="T1">pcL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4" draw:text-style-name="P9" draw:layer="layout" svg:width="1.232cm" svg:height="1.27cm" svg:x="0.308cm" svg:y="10.7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3.521cm" svg:y="11.049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.85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.6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4cm" svg:y1="11.43cm" svg:x2="1.85cm" svg:y2="11.43cm">
          <text:p/>
        </draw:line>
        <draw:line draw:style-name="gr3" draw:text-style-name="P3" draw:layer="layout" svg:x1="2.34cm" svg:y1="11.43cm" svg:x2="2.65cm" svg:y2="11.43cm">
          <text:p/>
        </draw:line>
        <draw:line draw:style-name="gr3" draw:text-style-name="P3" draw:layer="layout" svg:x1="3.166cm" svg:y1="11.43cm" svg:x2="3.528cm" svg:y2="11.43cm">
          <text:p/>
        </draw:line>
        <draw:custom-shape draw:style-name="gr35" draw:text-style-name="P10" draw:layer="layout" svg:width="0.762cm" svg:height="0.762cm" svg:x="6.264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4.593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5.3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283cm" svg:y1="11.431cm" svg:x2="4.593cm" svg:y2="11.431cm">
          <text:p/>
        </draw:line>
        <draw:line draw:style-name="gr3" draw:text-style-name="P3" draw:layer="layout" svg:x1="5.083cm" svg:y1="11.431cm" svg:x2="5.393cm" svg:y2="11.431cm">
          <text:p/>
        </draw:line>
        <draw:line draw:style-name="gr3" draw:text-style-name="P3" draw:layer="layout" svg:x1="5.909cm" svg:y1="11.431cm" svg:x2="6.271cm" svg:y2="11.431cm">
          <text:p/>
        </draw:line>
        <draw:custom-shape draw:style-name="gr36" draw:text-style-name="P3" draw:layer="layout" svg:width="0.508cm" svg:height="0.508cm" svg:x="7.362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8.1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052cm" svg:y1="11.422cm" svg:x2="7.362cm" svg:y2="11.422cm">
          <text:p/>
        </draw:line>
        <draw:line draw:style-name="gr3" draw:text-style-name="P3" draw:layer="layout" svg:x1="7.852cm" svg:y1="11.422cm" svg:x2="8.162cm" svg:y2="11.422cm">
          <text:p/>
        </draw:line>
        <draw:line draw:style-name="gr3" draw:text-style-name="P3" draw:layer="layout" svg:x1="8.678cm" svg:y1="11.422cm" svg:x2="9.04cm" svg:y2="11.422cm">
          <text:p/>
        </draw:line>
        <draw:custom-shape draw:style-name="gr37" draw:text-style-name="P3" draw:layer="layout" svg:width="1.016cm" svg:height="1.016cm" svg:x="9.025cm" svg:y="10.92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12.022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0.3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1.1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041cm" svg:y1="11.431cm" svg:x2="10.351cm" svg:y2="11.431cm">
          <text:p/>
        </draw:line>
        <draw:line draw:style-name="gr3" draw:text-style-name="P3" draw:layer="layout" svg:x1="10.841cm" svg:y1="11.431cm" svg:x2="11.151cm" svg:y2="11.431cm">
          <text:p/>
        </draw:line>
        <draw:line draw:style-name="gr3" draw:text-style-name="P3" draw:layer="layout" svg:x1="11.667cm" svg:y1="11.431cm" svg:x2="12.029cm" svg:y2="11.431cm">
          <text:p/>
        </draw:line>
        <draw:custom-shape draw:style-name="gr35" draw:text-style-name="P10" draw:layer="layout" svg:width="0.762cm" svg:height="0.762cm" svg:x="14.765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0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8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84cm" svg:y1="11.432cm" svg:x2="13.094cm" svg:y2="11.432cm">
          <text:p/>
        </draw:line>
        <draw:line draw:style-name="gr3" draw:text-style-name="P3" draw:layer="layout" svg:x1="13.584cm" svg:y1="11.432cm" svg:x2="13.894cm" svg:y2="11.432cm">
          <text:p/>
        </draw:line>
        <draw:line draw:style-name="gr3" draw:text-style-name="P3" draw:layer="layout" svg:x1="14.41cm" svg:y1="11.432cm" svg:x2="14.772cm" svg:y2="11.432cm">
          <text:p/>
        </draw:line>
        <draw:custom-shape draw:style-name="gr36" draw:text-style-name="P3" draw:layer="layout" svg:width="0.508cm" svg:height="0.508cm" svg:x="15.8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6.6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553cm" svg:y1="11.423cm" svg:x2="15.863cm" svg:y2="11.423cm">
          <text:p/>
        </draw:line>
        <draw:line draw:style-name="gr3" draw:text-style-name="P3" draw:layer="layout" svg:x1="16.353cm" svg:y1="11.423cm" svg:x2="16.663cm" svg:y2="11.423cm">
          <text:p/>
        </draw:line>
        <draw:line draw:style-name="gr3" draw:text-style-name="P3" draw:layer="layout" svg:x1="17.179cm" svg:y1="11.423cm" svg:x2="17.541cm" svg:y2="11.423cm">
          <text:p/>
        </draw:line>
        <draw:custom-shape draw:style-name="gr38" draw:text-style-name="P9" draw:layer="layout" svg:width="1.016cm" svg:height="1.016cm" svg:x="17.526cm" svg:y="10.92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0.762cm" svg:height="0.762cm" svg:x="20.523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8.8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9.653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542cm" svg:y1="11.432cm" svg:x2="18.852cm" svg:y2="11.432cm">
          <text:p/>
        </draw:line>
        <draw:line draw:style-name="gr3" draw:text-style-name="P3" draw:layer="layout" svg:x1="19.342cm" svg:y1="11.432cm" svg:x2="19.652cm" svg:y2="11.432cm">
          <text:p/>
        </draw:line>
        <draw:line draw:style-name="gr3" draw:text-style-name="P3" draw:layer="layout" svg:x1="20.168cm" svg:y1="11.432cm" svg:x2="20.53cm" svg:y2="11.432cm">
          <text:p/>
        </draw:line>
        <draw:custom-shape draw:style-name="gr35" draw:text-style-name="P10" draw:layer="layout" svg:width="0.762cm" svg:height="0.762cm" svg:x="23.266cm" svg:y="11.052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1.5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8cm" svg:height="0.508cm" svg:x="22.396cm" svg:y="1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285cm" svg:y1="11.433cm" svg:x2="21.595cm" svg:y2="11.433cm">
          <text:p/>
        </draw:line>
        <draw:line draw:style-name="gr3" draw:text-style-name="P3" draw:layer="layout" svg:x1="22.085cm" svg:y1="11.433cm" svg:x2="22.395cm" svg:y2="11.433cm">
          <text:p/>
        </draw:line>
        <draw:line draw:style-name="gr3" draw:text-style-name="P3" draw:layer="layout" svg:x1="22.911cm" svg:y1="11.433cm" svg:x2="23.273cm" svg:y2="11.433cm">
          <text:p/>
        </draw:line>
        <draw:custom-shape draw:style-name="gr36" draw:text-style-name="P3" draw:layer="layout" svg:width="0.508cm" svg:height="0.508cm" svg:x="24.3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5.1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054cm" svg:y1="11.424cm" svg:x2="24.364cm" svg:y2="11.424cm">
          <text:p/>
        </draw:line>
        <draw:line draw:style-name="gr3" draw:text-style-name="P3" draw:layer="layout" svg:x1="24.854cm" svg:y1="11.424cm" svg:x2="25.164cm" svg:y2="11.424cm">
          <text:p/>
        </draw:line>
        <draw:line draw:style-name="gr3" draw:text-style-name="P3" draw:layer="layout" svg:x1="25.68cm" svg:y1="11.424cm" svg:x2="26.042cm" svg:y2="11.424cm">
          <text:p/>
        </draw:line>
        <draw:custom-shape draw:style-name="gr41" draw:text-style-name="P3" draw:layer="layout" svg:width="1.232cm" svg:height="1.27cm" svg:x="26.038cm" svg:y="10.79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22.706cm" svg:y1="11.702cm" svg:x2="24.892cm" svg:y2="12.954cm">
          <text:p/>
        </draw:line>
        <draw:frame draw:style-name="gr43" draw:text-style-name="P4" draw:layer="layout" svg:width="2.204cm" svg:height="0.763cm" svg:x="23.958cm" svg:y="12.853cm">
          <draw:text-box>
            <text:p><text:span text:style-name="T1">new leaf</text:span></text:p>
          </draw:text-box>
        </draw:frame>
        <draw:line draw:style-name="gr7" draw:text-style-name="P3" draw:layer="layout" svg:x1="22.657cm" svg:y1="10.033cm" svg:x2="22.657cm" svg:y2="11.049cm">
          <text:p/>
        </draw:line>
        <draw:frame draw:style-name="gr44" draw:text-style-name="P4" draw:layer="layout" svg:width="4.16cm" svg:height="0.763cm" svg:x="20.758cm" svg:y="9.398cm">
          <draw:text-box>
            <text:p><text:span text:style-name="T1">new splitting node</text:span></text:p>
          </draw:text-box>
        </draw:frame>
        <draw:line draw:style-name="gr7" draw:text-style-name="P3" draw:layer="layout" svg:x1="19.812cm" svg:y1="12.7cm" svg:x2="20.828cm" svg:y2="11.938cm">
          <text:p/>
        </draw:line>
        <draw:line draw:style-name="gr7" draw:text-style-name="P3" draw:layer="layout" svg:x1="19.304cm" svg:y1="12.7cm" svg:x2="18.212cm" svg:y2="12.039cm">
          <text:p/>
        </draw:line>
        <draw:frame draw:style-name="gr45" draw:text-style-name="P4" draw:layer="layout" svg:width="3.398cm" svg:height="1.275cm" svg:x="18.034cm" svg:y="12.595cm">
          <draw:text-box>
            <text:p><text:span text:style-name="T1">“</text:span><text:span text:style-name="T1">intermediate”</text:span></text:p>
            <text:p><text:span text:style-name="T1">nodes needed</text:span></text:p>
          </draw:text-box>
        </draw:frame>
        <draw:line draw:style-name="gr3" draw:text-style-name="P3" draw:layer="layout" svg:x1="0.025cm" svg:y1="11.43cm" svg:x2="0.335cm" svg:y2="11.43cm">
          <text:p/>
        </draw:line>
        <draw:line draw:style-name="gr7" draw:text-style-name="P3" draw:layer="layout" svg:x1="0.916cm" svg:y1="13.208cm" svg:x2="0.916cm" svg:y2="12.192cm">
          <text:p/>
        </draw:line>
        <draw:line draw:style-name="gr3" draw:text-style-name="P3" draw:layer="layout" svg:x1="0.916cm" svg:y1="13.208cm" svg:x2="18.034cm" svg:y2="13.208cm">
          <text:p/>
        </draw:line>
        <draw:line draw:style-name="gr7" draw:text-style-name="P3" draw:layer="layout" svg:x1="4.826cm" svg:y1="10.16cm" svg:x2="11.43cm" svg:y2="10.16cm">
          <text:p/>
        </draw:line>
        <draw:frame draw:style-name="gr46" draw:text-style-name="P4" draw:layer="layout" svg:width="3.728cm" svg:height="0.763cm" svg:x="6.132cm" svg:y="9.344cm">
          <draw:text-box>
            <text:p><text:span text:style-name="T1">depth increases</text:span></text:p>
          </draw:text-box>
        </draw:frame>
        <draw:line draw:style-name="gr3" draw:text-style-name="P3" draw:layer="layout" svg:x1="27.28cm" svg:y1="11.424cm" svg:x2="27.642cm" svg:y2="11.42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14.547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5.31cm" svg:y1="9.498cm" svg:x2="17.494cm" svg:y2="9.498cm">
          <text:p/>
        </draw:line>
        <draw:custom-shape draw:style-name="gr24" draw:text-style-name="P5" draw:layer="layout" svg:width="0.508cm" svg:height="0.508cm" svg:x="17.465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973cm" svg:y1="9.499cm" svg:x2="19.652cm" svg:y2="9.499cm">
          <text:p/>
        </draw:line>
        <draw:custom-shape draw:style-name="gr24" draw:text-style-name="P5" draw:layer="layout" svg:width="0.508cm" svg:height="0.508cm" svg:x="19.6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0.149cm" svg:y1="9.499cm" svg:x2="21.938cm" svg:y2="9.499cm">
          <text:p/>
        </draw:line>
        <draw:custom-shape draw:style-name="gr24" draw:text-style-name="P5" draw:layer="layout" svg:width="0.508cm" svg:height="0.508cm" svg:x="21.9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2.446cm" svg:y1="9.498cm" svg:x2="24.478cm" svg:y2="9.498cm">
          <text:p/>
        </draw:line>
        <draw:custom-shape draw:style-name="gr22" draw:text-style-name="P2" draw:layer="layout" svg:width="0.762cm" svg:height="0.762cm" draw:transform="skewX (-0.00139626340159546) translate (24.4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2.471cm" svg:height="0.763cm" svg:x="13.739cm" svg:y="9.906cm">
          <draw:text-box>
            <text:p><text:span text:style-name="T1">n-&gt;parent</text:span></text:p>
          </draw:text-box>
        </draw:frame>
        <draw:frame draw:style-name="gr26" draw:text-style-name="P4" draw:layer="layout" svg:width="1.442cm" svg:height="0.763cm" svg:x="24.476cm" svg:y="9.905cm">
          <draw:text-box>
            <text:p><text:span text:style-name="T1">n</text:span></text:p>
          </draw:text-box>
        </draw:frame>
        <draw:line draw:style-name="gr3" draw:text-style-name="P3" draw:layer="layout" svg:x1="14.901cm" svg:y1="9.146cm" svg:x2="14.901cm" svg:y2="7.266cm">
          <text:p/>
        </draw:line>
        <draw:line draw:style-name="gr3" draw:text-style-name="P3" draw:layer="layout" svg:x1="17.701cm" svg:y1="9.252cm" svg:x2="17.701cm" svg:y2="6.458cm">
          <text:p/>
        </draw:line>
        <draw:line draw:style-name="gr7" draw:text-style-name="P3" draw:layer="layout" svg:x1="15.663cm" svg:y1="8.728cm" svg:x2="14.901cm" svg:y2="8.728cm">
          <text:p/>
        </draw:line>
        <draw:frame draw:style-name="gr28" draw:text-style-name="P4" draw:layer="layout" svg:width="2.712cm" svg:height="0.763cm" svg:x="15.545cm" svg:y="8.373cm">
          <draw:text-box>
            <text:p><text:span text:style-name="T1">child</text:span></text:p>
          </draw:text-box>
        </draw:frame>
        <draw:line draw:style-name="gr7" draw:text-style-name="P3" draw:layer="layout" svg:x1="16.902cm" svg:y1="8.728cm" svg:x2="17.664cm" svg:y2="8.728cm">
          <text:p/>
        </draw:line>
        <draw:line draw:style-name="gr3" draw:text-style-name="P3" draw:layer="layout" svg:x1="24.801cm" svg:y1="9.166cm" svg:x2="24.801cm" svg:y2="5.458cm">
          <text:p/>
        </draw:line>
        <draw:line draw:style-name="gr7" draw:text-style-name="P3" draw:layer="layout" svg:x1="18.636cm" svg:y1="8.728cm" svg:x2="17.702cm" svg:y2="8.728cm">
          <text:p/>
        </draw:line>
        <draw:line draw:style-name="gr7" draw:text-style-name="P3" draw:layer="layout" svg:x1="23.851cm" svg:y1="8.728cm" svg:x2="24.801cm" svg:y2="8.728cm">
          <text:p/>
        </draw:line>
        <draw:frame draw:style-name="gr29" draw:text-style-name="P8" draw:layer="layout" svg:width="0.502cm" svg:height="1.187cm" svg:x="22.675cm" svg:y="8.22cm">
          <draw:text-box>
            <text:p/>
          </draw:text-box>
        </draw:frame>
        <draw:frame draw:style-name="gr30" draw:text-style-name="P4" draw:layer="layout" svg:width="5.404cm" svg:height="0.763cm" svg:x="18.545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25.212cm" svg:y1="9.498cm" svg:x2="27.022cm" svg:y2="9.498cm">
          <text:p/>
        </draw:line>
        <draw:custom-shape draw:style-name="gr22" draw:text-style-name="P2" draw:layer="layout" svg:width="0.762cm" svg:height="0.762cm" draw:transform="skewX (-0.00139626340159546) translate (4.594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57cm" svg:y1="9.498cm" svg:x2="7.541cm" svg:y2="9.498cm">
          <text:p/>
        </draw:line>
        <draw:custom-shape draw:style-name="gr24" draw:text-style-name="P5" draw:layer="layout" svg:width="0.508cm" svg:height="0.508cm" svg:x="7.51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8.02cm" svg:y1="9.499cm" svg:x2="9.699cm" svg:y2="9.499cm">
          <text:p/>
        </draw:line>
        <draw:custom-shape draw:style-name="gr24" draw:text-style-name="P5" draw:layer="layout" svg:width="0.508cm" svg:height="0.508cm" svg:x="9.6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0.196cm" svg:y1="9.499cm" svg:x2="11.985cm" svg:y2="9.499cm">
          <text:p/>
        </draw:line>
        <draw:custom-shape draw:style-name="gr24" draw:text-style-name="P5" draw:layer="layout" svg:width="0.508cm" svg:height="0.508cm" svg:x="11.9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2.493cm" svg:y1="9.498cm" svg:x2="14.525cm" svg:y2="9.498cm">
          <text:p/>
        </draw:line>
        <draw:frame draw:style-name="gr48" draw:text-style-name="P4" draw:layer="layout" svg:width="4.185cm" svg:height="0.763cm" svg:x="2.986cm" svg:y="9.906cm">
          <draw:text-box>
            <text:p><text:span text:style-name="T1">n-&gt;parent-&gt;parent</text:span></text:p>
          </draw:text-box>
        </draw:frame>
        <draw:line draw:style-name="gr3" draw:text-style-name="P3" draw:layer="layout" svg:x1="4.948cm" svg:y1="9.144cm" svg:x2="4.948cm" svg:y2="8.128cm">
          <text:p/>
        </draw:line>
        <draw:line draw:style-name="gr3" draw:text-style-name="P3" draw:layer="layout" svg:x1="7.748cm" svg:y1="9.244cm" svg:x2="7.748cm" svg:y2="8.128cm">
          <text:p/>
        </draw:line>
        <draw:line draw:style-name="gr7" draw:text-style-name="P3" draw:layer="layout" svg:x1="5.71cm" svg:y1="8.728cm" svg:x2="4.948cm" svg:y2="8.728cm">
          <text:p/>
        </draw:line>
        <draw:frame draw:style-name="gr49" draw:text-style-name="P4" draw:layer="layout" svg:width="1.52cm" svg:height="0.763cm" svg:x="5.592cm" svg:y="8.373cm">
          <draw:text-box>
            <text:p><text:span text:style-name="T1">child</text:span></text:p>
          </draw:text-box>
        </draw:frame>
        <draw:line draw:style-name="gr7" draw:text-style-name="P3" draw:layer="layout" svg:x1="6.949cm" svg:y1="8.728cm" svg:x2="7.711cm" svg:y2="8.728cm">
          <text:p/>
        </draw:line>
        <draw:line draw:style-name="gr7" draw:text-style-name="P3" draw:layer="layout" svg:x1="8.683cm" svg:y1="8.728cm" svg:x2="7.749cm" svg:y2="8.728cm">
          <text:p/>
        </draw:line>
        <draw:frame draw:style-name="gr29" draw:text-style-name="P8" draw:layer="layout" svg:width="0.502cm" svg:height="1.187cm" svg:x="12.722cm" svg:y="7.62cm">
          <draw:text-box>
            <text:p/>
          </draw:text-box>
        </draw:frame>
        <draw:frame draw:style-name="gr30" draw:text-style-name="P4" draw:layer="layout" svg:width="5.404cm" svg:height="0.763cm" svg:x="8.592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1.512cm" svg:y1="9.498cm" svg:x2="4.712cm" svg:y2="9.498cm">
          <text:p/>
        </draw:line>
        <draw:line draw:style-name="gr7" draw:text-style-name="P3" draw:layer="layout" svg:x1="13.951cm" svg:y1="8.728cm" svg:x2="14.901cm" svg:y2="8.728cm">
          <text:p/>
        </draw:line>
        <draw:line draw:style-name="gr7" draw:text-style-name="P3" draw:layer="layout" svg:x1="12.051cm" svg:y1="7.728cm" svg:x2="14.947cm" svg:y2="7.728cm">
          <text:p/>
        </draw:line>
        <draw:custom-shape draw:style-name="gr22" draw:text-style-name="P2" draw:layer="layout" svg:width="0.762cm" svg:height="0.762cm" draw:transform="skewX (-0.00139626340159546) translate (0.695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0.44cm" svg:y="9.907cm">
          <draw:text-box>
            <text:p><text:span text:style-name="T1">root</text:span></text:p>
          </draw:text-box>
        </draw:frame>
        <draw:line draw:style-name="gr3" draw:text-style-name="P3" draw:layer="layout" svg:x1="1.101cm" svg:y1="9.166cm" svg:x2="1.101cm" svg:y2="5.458cm">
          <text:p/>
        </draw:line>
        <draw:line draw:style-name="gr7" draw:text-style-name="P3" draw:layer="layout" svg:x1="4.402cm" svg:y1="7.728cm" svg:x2="1.151cm" svg:y2="7.728cm">
          <text:p/>
        </draw:line>
        <draw:frame draw:style-name="gr50" draw:text-style-name="P4" draw:layer="layout" svg:width="6.89cm" svg:height="0.763cm" svg:x="4.472cm" svg:y="7.266cm">
          <draw:text-box>
            <text:p><text:span text:style-name="T1">string represented by n-&gt;parent</text:span></text:p>
          </draw:text-box>
        </draw:frame>
        <draw:line draw:style-name="gr7" draw:text-style-name="P3" draw:layer="layout" svg:x1="4.962cm" svg:y1="6.928cm" svg:x2="1.152cm" svg:y2="6.928cm">
          <text:p/>
        </draw:line>
        <draw:frame draw:style-name="gr51" draw:text-style-name="P4" draw:layer="layout" svg:width="8.655cm" svg:height="0.763cm" svg:x="5.072cm" svg:y="6.467cm">
          <draw:text-box>
            <text:p><text:span text:style-name="T1">“</text:span><text:span text:style-name="T1">prefix” (index in hash table) for node n</text:span></text:p>
          </draw:text-box>
        </draw:frame>
        <draw:line draw:style-name="gr7" draw:text-style-name="P3" draw:layer="layout" svg:x1="13.651cm" svg:y1="6.928cm" svg:x2="17.715cm" svg:y2="6.928cm">
          <text:p/>
        </draw:line>
        <draw:line draw:style-name="gr7" draw:text-style-name="P3" draw:layer="layout" svg:x1="16.451cm" svg:y1="6.128cm" svg:x2="24.782cm" svg:y2="6.128cm">
          <text:p/>
        </draw:line>
        <draw:line draw:style-name="gr7" draw:text-style-name="P3" draw:layer="layout" svg:x1="9.078cm" svg:y1="6.128cm" svg:x2="1.153cm" svg:y2="6.128cm">
          <text:p/>
        </draw:line>
        <draw:frame draw:style-name="gr52" draw:text-style-name="P4" draw:layer="layout" svg:width="7.081cm" svg:height="0.763cm" svg:x="9.273cm" svg:y="5.668cm">
          <draw:text-box>
            <text:p><text:span text:style-name="T1">string represented by the node 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_35__20_Percent" draw:display-name="5 Percent" xlink:href="Pictures/100000000000000800000008EB659A9EB67C9DE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1:11:32.609560169</meta:creation-date>
    <dc:date>2018-12-29T00:44:31.342281453</dc:date>
    <meta:editing-duration>PT46M1S</meta:editing-duration>
    <meta:editing-cycles>10</meta:editing-cycles>
    <meta:generator>LibreOffice/5.4.6.2$Linux_X86_64 LibreOffice_project/40m0$Build-2</meta:generator>
    <meta:document-statistic meta:object-count="233"/>
  </office:meta>
</office:document-meta>
</file>